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Generato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Generator.addValue( String name , String valu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usGenerator.gen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usGenerator.addMultilineValue( String name , List values ,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usGenerator.en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addMultilineValue( String name , List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genStore( Store 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atusGenerator.genLibraryli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usGenerator.genBea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tatusGenerator.service( ServiceManager service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atusGenerator.addValue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gen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us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usGenerator.displayContinuation( WebContinuationDataBean w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usGenerator.start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startGroup( String 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Generator.genStatu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atusGenerator.add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genVMStatu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tatusGenera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tusGenerator.contextualize(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usGenerator.addValue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Generator.genContinuations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